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75DB1D8758132BD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22pt" fo:font-weight="bold" officeooo:rsid="00013dfe" officeooo:paragraph-rsid="00013df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2pt" fo:font-weight="normal" officeooo:rsid="00013dfe" officeooo:paragraph-rsid="00013dfe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32pt" fo:font-weight="bold" officeooo:rsid="00013dfe" officeooo:paragraph-rsid="00013dfe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32pt" fo:font-weight="normal" officeooo:rsid="00013dfe" officeooo:paragraph-rsid="00013dfe" style:font-size-asian="32pt" style:font-weight-asian="normal" style:font-size-complex="3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Join our Demo Broadcast</text:p>
      <text:p text:style-name="P3"/>
      <text:p text:style-name="P4">Live Now!</text:p>
      <text:p text:style-name="P2"><draw:frame draw:style-name="fr1" draw:name="Image1" text:anchor-type="paragraph" svg:x="1.9in" svg:y="1.448in" svg:width="3.1252in" svg:height="3.8854in" draw:z-index="0"><draw:image xlink:href="Pictures/100002010000012C00000175DB1D8758132BD3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0:28:15.915003712</meta:creation-date>
    <dc:date>2019-10-03T20:32:02.197707589</dc:date>
    <meta:editing-duration>PT3M47S</meta:editing-duration>
    <meta:editing-cycles>1</meta:editing-cycles>
    <meta:document-statistic meta:table-count="0" meta:image-count="1" meta:object-count="0" meta:page-count="1" meta:paragraph-count="2" meta:word-count="6" meta:character-count="32" meta:non-whitespace-character-count="28"/>
    <meta:generator>LibreOffice/6.0.7.3$Linux_X86_64 LibreOffice_project/00m0$Build-3</meta:generator>
  </office:meta>
</office:document-meta>
</file>